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2f5d" officeooo:paragraph-rsid="00072f5d"/>
    </style:style>
    <style:style style:name="P2" style:family="paragraph" style:parent-style-name="Standard" style:list-style-name="L1">
      <style:text-properties officeooo:rsid="00072f5d" officeooo:paragraph-rsid="00072f5d"/>
    </style:style>
    <style:style style:name="P3" style:family="paragraph" style:parent-style-name="Standard">
      <style:text-properties fo:font-weight="bold" officeooo:rsid="00072f5d" officeooo:paragraph-rsid="00072f5d" style:font-weight-asian="bold" style:font-weight-complex="bold"/>
    </style:style>
    <style:style style:name="P4" style:family="paragraph" style:parent-style-name="Standard">
      <style:text-properties officeooo:paragraph-rsid="00072f5d"/>
    </style:style>
    <style:style style:name="P5" style:family="paragraph" style:parent-style-name="Standard">
      <style:text-properties style:text-underline-style="solid" style:text-underline-width="auto" style:text-underline-color="font-color" officeooo:rsid="00072f5d" officeooo:paragraph-rsid="00072f5d"/>
    </style:style>
    <style:style style:name="P6" style:family="paragraph" style:parent-style-name="Standard">
      <style:text-properties fo:font-size="8pt" officeooo:rsid="00072f5d" officeooo:paragraph-rsid="00072f5d" style:font-size-asian="7pt" style:font-size-complex="8pt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72f5d" officeooo:paragraph-rsid="00072f5d" style:font-size-asian="10.5pt" style:font-size-complex="12pt"/>
    </style:style>
    <style:style style:name="P8" style:family="paragraph" style:parent-style-name="Preformatted_20_Text" style:list-style-name="L2">
      <style:text-properties fo:color="#000000" style:font-name="DejaVu Sans Mono" officeooo:rsid="00072f5d" officeooo:paragraph-rsid="00072f5d"/>
    </style:style>
    <style:style style:name="P9" style:family="paragraph" style:parent-style-name="Preformatted_20_Text">
      <style:text-properties fo:color="#000000" style:font-name="DejaVu Sans Mono" fo:font-size="8pt" officeooo:rsid="00072f5d" officeooo:paragraph-rsid="00072f5d" style:font-size-asian="8pt" style:font-size-complex="8pt"/>
    </style:style>
    <style:style style:name="P10" style:family="paragraph" style:parent-style-name="Preformatted_20_Text">
      <style:text-properties fo:color="#000000" style:font-name="Liberation Serif" fo:font-size="12pt" fo:font-weight="bold" officeooo:rsid="00072f5d" officeooo:paragraph-rsid="00072f5d" style:font-size-asian="12pt" style:font-weight-asian="bold" style:font-size-complex="12pt" style:font-weight-complex="bold"/>
    </style:style>
    <style:style style:name="P11" style:family="paragraph" style:parent-style-name="Preformatted_20_Text" style:list-style-name="L2">
      <style:text-properties fo:color="#000000" style:font-name="Liberation Serif" fo:font-size="12pt" officeooo:rsid="00072f5d" officeooo:paragraph-rsid="00072f5d" style:font-size-asian="12pt" style:font-size-complex="12pt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8pt" style:font-size-asian="8pt" style:font-size-complex="8pt"/>
    </style:style>
    <style:style style:name="P13" style:family="paragraph" style:parent-style-name="Preformatted_20_Text">
      <style:text-properties fo:color="#000000" style:font-name="DejaVu Sans Mono" fo:font-size="8pt" style:font-size-asian="8pt" style:font-size-complex="8pt"/>
    </style:style>
    <style:style style:name="P14" style:family="paragraph" style:parent-style-name="Preformatted_20_Text">
      <style:text-properties fo:color="#000000" fo:font-size="8pt" style:font-size-asian="8pt" style:font-size-complex="8pt"/>
    </style:style>
    <style:style style:name="P15" style:family="paragraph" style:parent-style-name="Preformatted_20_Text">
      <style:text-properties fo:color="#000000" fo:font-size="8pt" officeooo:paragraph-rsid="00072f5d" style:font-size-asian="8pt" style:font-size-complex="8pt"/>
    </style:style>
    <style:style style:name="T1" style:family="text">
      <style:text-properties officeooo:rsid="00072f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e4e4ff" loext:char-shading-value="0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weight="bold"/>
    </style:style>
    <style:style style:name="T7" style:family="text">
      <style:text-properties fo:color="#000080" style:font-name="Liberation Serif" fo:font-weight="bold"/>
    </style:style>
    <style:style style:name="T8" style:family="text">
      <style:text-properties fo:color="#000080" style:font-name="Liberation Serif" fo:font-size="12pt" fo:font-weight="bold" style:font-size-asian="12pt" style:font-size-complex="12pt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fo:font-style="italic"/>
    </style:style>
    <style:style style:name="T11" style:family="text">
      <style:text-properties style:font-name="DejaVu Sans Mono" fo:background-color="#e4e4ff" loext:char-shading-value="0"/>
    </style:style>
    <style:style style:name="T12" style:family="text">
      <style:text-properties fo:color="#660e7a" style:font-name="DejaVu Sans Mono" fo:font-weight="bold"/>
    </style:style>
    <style:style style:name="T13" style:family="text">
      <style:text-properties fo:color="#660e7a" style:font-name="DejaVu Sans Mono" fo:font-style="italic" fo:font-weight="bold"/>
    </style:style>
    <style:style style:name="T14" style:family="text">
      <style:text-properties fo:color="#660e7a" fo:font-weight="bold"/>
    </style:style>
    <style:style style:name="T15" style:family="text">
      <style:text-properties fo:color="#808000"/>
    </style:style>
    <style:style style:name="T16" style:family="text">
      <style:text-properties fo:color="#808000" style:font-name="DejaVu Sans Mono"/>
    </style:style>
    <style:style style:name="T17" style:family="text">
      <style:text-properties fo:font-style="italic"/>
    </style:style>
    <style:style style:name="T18" style:family="text">
      <style:text-properties fo:color="#0000ff" style:font-name="DejaVu Sans Mono"/>
    </style:style>
    <style:style style:name="T19" style:family="text">
      <style:text-properties fo:color="#0000ff" style:font-name="DejaVu Sans Mono" fo:font-weight="bold"/>
    </style:style>
    <style:style style:name="T20" style:family="text">
      <style:text-properties fo:color="#0000ff" fo:font-weight="bold"/>
    </style:style>
    <style:style style:name="T21" style:family="text">
      <style:text-properties fo:color="#008000"/>
    </style:style>
    <style:style style:name="T22" style:family="text">
      <style:text-properties fo:color="#008000" style:font-name="DejaVu Sans Mono" fo:font-weight="bold"/>
    </style:style>
    <style:style style:name="T23" style:family="text">
      <style:text-properties fo:color="#008000" fo:font-weight="bold"/>
    </style:style>
    <style:style style:name="T24" style:family="text">
      <style:text-properties fo:background-color="transparent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use-window-font-color="true" style:font-name="Liberation Serif" fo:font-size="12pt" fo:font-weight="bold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Цель:</text:span> разработать генератор паролей</text:p>
      <text:p text:style-name="P1"/>
      <text:p text:style-name="P4"><text:span text:style-name="T2">Постановка задачи:</text:span> </text:p>
      <text:p text:style-name="P4"><text:span text:style-name="T1">Г</text:span>енератор должен создавать пароль в зависимости от <text:span text:style-name="T1">выбранного уровня сложности: простой, средний и сложный. Так же есть возможность вручную изменить созданный пароль.</text:span></text:p>
      <text:p text:style-name="Standard">Простой пароль состоит из строчных букв и цифр, длина 6 символов.</text:p>
      <text:p text:style-name="Standard">Средний пароль состоит из строчных и заглавных букв, а так же цифр, длина 9 символов.</text:p>
      <text:p text:style-name="Standard">Сложный пароль состоит из строчных и заглавных букв, цифр и специальных символов, длина 12 символов.</text:p>
      <text:p text:style-name="P1"/>
      <text:p text:style-name="P1">Программа реализована на языке Java под платформу Android.</text:p>
      <text:p text:style-name="P1"/>
      <text:p text:style-name="P3">Описание программы:</text:p>
      <text:p text:style-name="P1">Программа, в данном случае приложение (так как платформа Android) состоит из двух основных файлов:</text:p>
      <text:list xml:id="list4983625887213971632" text:style-name="L1">
        <text:list-item>
          <text:p text:style-name="P2">MainActivity.java — код приложения</text:p>
        </text:list-item>
        <text:list-item>
          <text:p text:style-name="P2">activity_main.xml — разметка приложения</text:p>
        </text:list-item>
      </text:list>
      <text:p text:style-name="P1">В структуре приложения присутствуют и другие файлы, но они не подвергались изменениям, поэтому рассматриваться не будут.</text:p>
      <text:p text:style-name="P1"/>
      <text:p text:style-name="P1"><text:span text:style-name="T26">Методы:</text:span> </text:p>
      <text:list xml:id="list480508713041221612" text:style-name="L2">
        <text:list-item>
          <text:p text:style-name="P11"><text:span text:style-name="T25">onCreate</text:span>(<text:span text:style-name="T2">Bundle </text:span>savedInstanceState) — метод реализующий создание активности (пользовательская часть) и задающий все обработчики (т.е. точка входа программы)</text:p>
        </text:list-item>
        <text:list-item>
          <text:p text:style-name="P11">onClick(<text:span text:style-name="T2">View</text:span> v) — переопределенный метод из абстрактного класса OnClickListner, необходимый для определения действий при нажатии кнопки</text:p>
        </text:list-item>
        <text:list-item>
          <text:p text:style-name="P8"><text:span text:style-name="T28">generatePassword(</text:span><text:span text:style-name="T29">int </text:span><text:span text:style-name="T28">type) — метод, реализующий непосредственно генерацию пароля</text:span><text:line-break/></text:p>
        </text:list-item>
      </text:list>
      <text:p text:style-name="P10">Код программы:</text:p>
      <text:p text:style-name="P5">Main.Activity.java</text:p>
      <text:p text:style-name="P9"><text:span text:style-name="T5">package </text:span>com.worm2fed.password_generator;</text:p>
      <text:p text:style-name="P9"/>
      <text:p text:style-name="P13"><text:span text:style-name="T5">import </text:span>android.app.Activity;</text:p>
      <text:p text:style-name="P13"><text:span text:style-name="T5">import </text:span>android.os.Bundle;</text:p>
      <text:p text:style-name="P13"><text:span text:style-name="T5">import </text:span>android.view.View;</text:p>
      <text:p text:style-name="P13"><text:span text:style-name="T5">import </text:span>android.widget.Button;</text:p>
      <text:p text:style-name="P13"><text:span text:style-name="T5">import </text:span>android.widget.EditText;</text:p>
      <text:p text:style-name="P13"><text:span text:style-name="T5">import </text:span>android.view.View.OnClickListener;</text:p>
      <text:p text:style-name="P13"/>
      <text:p text:style-name="P13"><text:span text:style-name="T5">public class </text:span>MainActivity <text:span text:style-name="T5">extends </text:span>Activity <text:span text:style-name="T5">implements </text:span>OnClickListener {</text:p>
      <text:p text:style-name="P14"><text:s text:c="4"/><text:span text:style-name="T9">EditText </text:span><text:span text:style-name="T12">pass_field</text:span><text:span text:style-name="T9">;</text:span></text:p>
      <text:p text:style-name="P14"><text:span text:style-name="T9"/></text:p>
      <text:p text:style-name="P14"><text:s text:c="4"/><text:span text:style-name="T16">@Override</text:span></text:p>
      <text:p text:style-name="P14"><text:span text:style-name="T15"><text:s text:c="4"/></text:span><text:span text:style-name="T6">protected void </text:span><text:span text:style-name="T9">onCreate(Bundle savedInstanceState) {</text:span></text:p>
      <text:p text:style-name="P14"><text:s text:c="8"/><text:span text:style-name="T6">super</text:span><text:span text:style-name="T9">.onCreate(savedInstanceState);</text:span></text:p>
      <text:p text:style-name="P14"><text:s text:c="8"/><text:span text:style-name="T9">setContentView(R.layout.</text:span><text:span text:style-name="T13">activity_main</text:span><text:span text:style-name="T9">);</text:span></text:p>
      <text:p text:style-name="P14"><text:span text:style-name="T9"/></text:p>
      <text:p text:style-name="P14"><text:s text:c="8"/><text:span text:style-name="T12">pass_field </text:span><text:span text:style-name="T9">= (EditText) findViewById(R.id.</text:span><text:span text:style-name="T13">pass_field</text:span><text:span text:style-name="T9">);</text:span></text:p>
      <text:p text:style-name="P14"><text:span text:style-name="T9"/></text:p>
      <text:p text:style-name="P14"><text:s text:c="8"/><text:span text:style-name="T6">final </text:span><text:span text:style-name="T9">Button button_low = (Button) findViewById(R.id.</text:span><text:span text:style-name="T13">button_low</text:span><text:span text:style-name="T9">);</text:span></text:p>
      <text:p text:style-name="P14"><text:s text:c="8"/><text:span text:style-name="T6">final </text:span><text:span text:style-name="T9">Button button_medium = (Button) findViewById(R.id.</text:span><text:span text:style-name="T13">button_medium</text:span><text:span text:style-name="T9">);</text:span></text:p>
      <text:p text:style-name="P14"><text:s text:c="8"/><text:span text:style-name="T6">final </text:span><text:span text:style-name="T9">Button button_strong = (Button) findViewById(R.id.</text:span><text:span text:style-name="T13">button_strong</text:span><text:span text:style-name="T9">);</text:span></text:p>
      <text:p text:style-name="P14"><text:span text:style-name="T9"/></text:p>
      <text:p text:style-name="P14"><text:s text:c="8"/><text:span text:style-name="T9">button_low.setOnClickListener(</text:span><text:span text:style-name="T6">this</text:span><text:span text:style-name="T9">);</text:span></text:p>
      <text:p text:style-name="P14"><text:s text:c="8"/><text:span text:style-name="T9">button_medium.setOnClickListener(</text:span><text:span text:style-name="T6">this</text:span><text:span text:style-name="T9">);</text:span></text:p>
      <text:p text:style-name="P14"><text:s text:c="8"/><text:span text:style-name="T9">button_strong.setOnClickListener(</text:span><text:span text:style-name="T6">this</text:span><text:span text:style-name="T9">);</text:span></text:p>
      <text:p text:style-name="P14"><text:s text:c="4"/><text:span text:style-name="T9">}</text:span></text:p>
      <text:p text:style-name="P14"><text:span text:style-name="T9"/></text:p>
      <text:p text:style-name="P14"><text:soft-page-break/><text:s text:c="4"/><text:span text:style-name="T16">@Override</text:span></text:p>
      <text:p text:style-name="P14"><text:span text:style-name="T15"><text:s text:c="4"/></text:span><text:span text:style-name="T6">public void </text:span><text:span text:style-name="T9">onClick(View v) {</text:span></text:p>
      <text:p text:style-name="P14"><text:s text:c="8"/><text:span text:style-name="T6">switch </text:span><text:span text:style-name="T9">(v.getId()) {</text:span></text:p>
      <text:p text:style-name="P14"><text:s text:c="12"/><text:span text:style-name="T6">case </text:span><text:span text:style-name="T9">R.id.</text:span><text:span text:style-name="T13">button_low</text:span><text:span text:style-name="T9">: </text:span><text:span text:style-name="T11">generatePassword</text:span><text:span text:style-name="T9">(</text:span><text:span text:style-name="T18">0</text:span><text:span text:style-name="T9">); </text:span><text:span text:style-name="T6">break</text:span><text:span text:style-name="T9">;</text:span></text:p>
      <text:p text:style-name="P14"><text:s text:c="12"/><text:span text:style-name="T6">case </text:span><text:span text:style-name="T9">R.id.</text:span><text:span text:style-name="T13">button_medium</text:span><text:span text:style-name="T9">: </text:span><text:span text:style-name="T11">generatePassword</text:span><text:span text:style-name="T9">(</text:span><text:span text:style-name="T18">1</text:span><text:span text:style-name="T9">); </text:span><text:span text:style-name="T6">break</text:span><text:span text:style-name="T9">;</text:span></text:p>
      <text:p text:style-name="P14"><text:s text:c="12"/><text:span text:style-name="T6">case </text:span><text:span text:style-name="T9">R.id.</text:span><text:span text:style-name="T13">button_strong</text:span><text:span text:style-name="T9">: </text:span><text:span text:style-name="T11">generatePassword</text:span><text:span text:style-name="T9">(</text:span><text:span text:style-name="T18">2</text:span><text:span text:style-name="T9">); </text:span><text:span text:style-name="T6">break</text:span><text:span text:style-name="T9">;</text:span></text:p>
      <text:p text:style-name="P14"><text:s text:c="8"/><text:span text:style-name="T9">}</text:span></text:p>
      <text:p text:style-name="P14"><text:s text:c="4"/><text:span text:style-name="T9">}</text:span></text:p>
      <text:p text:style-name="P14"><text:span text:style-name="T9"/></text:p>
      <text:p text:style-name="P14"><text:s text:c="4"/><text:span text:style-name="T6">private void </text:span><text:span text:style-name="T11">generatePassword</text:span><text:span text:style-name="T9">(</text:span><text:span text:style-name="T6">int </text:span><text:span text:style-name="T9">type) {</text:span></text:p>
      <text:p text:style-name="P14"><text:s text:c="8"/><text:span text:style-name="T9">String chars;</text:span></text:p>
      <text:p text:style-name="P14"><text:s text:c="8"/><text:span text:style-name="T9">String pass = </text:span><text:span text:style-name="T22">""</text:span><text:span text:style-name="T9">;</text:span></text:p>
      <text:p text:style-name="P14"><text:s text:c="8"/><text:span text:style-name="T6">int </text:span><text:span text:style-name="T9">length;</text:span></text:p>
      <text:p text:style-name="P14"><text:s text:c="8"/><text:span text:style-name="T6">int </text:span><text:span text:style-name="T9">clen;</text:span></text:p>
      <text:p text:style-name="P14"><text:span text:style-name="T9"/></text:p>
      <text:p text:style-name="P14"><text:s text:c="8"/><text:span text:style-name="T6">switch </text:span><text:span text:style-name="T9">(type) {</text:span></text:p>
      <text:p text:style-name="P14"><text:s text:c="12"/><text:span text:style-name="T6">case </text:span><text:span text:style-name="T18">0</text:span><text:span text:style-name="T9">:</text:span></text:p>
      <text:p text:style-name="P14"><text:s text:c="16"/><text:span text:style-name="T9">chars = </text:span><text:span text:style-name="T22">"abcdefghijklmnopqrstuvwxyz0123456789"</text:span><text:span text:style-name="T9">;</text:span></text:p>
      <text:p text:style-name="P14"><text:s text:c="16"/><text:span text:style-name="T9">length = </text:span><text:span text:style-name="T18">6</text:span><text:span text:style-name="T9">;</text:span></text:p>
      <text:p text:style-name="P14"><text:s text:c="16"/><text:span text:style-name="T6">break</text:span><text:span text:style-name="T9">;</text:span></text:p>
      <text:p text:style-name="P14"><text:s text:c="12"/><text:span text:style-name="T6">case </text:span><text:span text:style-name="T18">1</text:span><text:span text:style-name="T9">:</text:span></text:p>
      <text:p text:style-name="P14"><text:s text:c="16"/><text:span text:style-name="T9">chars = </text:span><text:span text:style-name="T22">"abcdefghijklmnopqrstuvwxyzABCDEFGHIJKLMNOPRQSTUVWXYZ0123456789"</text:span><text:span text:style-name="T9">;</text:span></text:p>
      <text:p text:style-name="P14"><text:s text:c="16"/><text:span text:style-name="T9">length = </text:span><text:span text:style-name="T18">9</text:span><text:span text:style-name="T9">;</text:span></text:p>
      <text:p text:style-name="P14"><text:s text:c="16"/><text:span text:style-name="T6">break</text:span><text:span text:style-name="T9">;</text:span></text:p>
      <text:p text:style-name="P14"><text:s text:c="12"/><text:span text:style-name="T6">case </text:span><text:span text:style-name="T18">2</text:span><text:span text:style-name="T9">:</text:span></text:p>
      <text:p text:style-name="P14"><text:s text:c="16"/><text:span text:style-name="T9">chars = </text:span><text:span text:style-name="T22">"abcdefghijklmnopqrstuvwxyzABCDEFGHI_!@#$%^&amp;*()-=+[]{}JKLMNOPRQSTUVWXYZ0123456789"</text:span><text:span text:style-name="T9">;</text:span></text:p>
      <text:p text:style-name="P14"><text:s text:c="16"/><text:span text:style-name="T9">length = </text:span><text:span text:style-name="T18">12</text:span><text:span text:style-name="T9">;</text:span></text:p>
      <text:p text:style-name="P14"><text:s text:c="16"/><text:span text:style-name="T6">break</text:span><text:span text:style-name="T9">;</text:span></text:p>
      <text:p text:style-name="P14"><text:s text:c="12"/><text:span text:style-name="T6">default</text:span><text:span text:style-name="T9">:</text:span></text:p>
      <text:p text:style-name="P14"><text:s text:c="16"/><text:span text:style-name="T9">chars = </text:span><text:span text:style-name="T22">"abcdefghijklmnopqrstuvwxyz0123456789"</text:span><text:span text:style-name="T9">;</text:span></text:p>
      <text:p text:style-name="P14"><text:s text:c="16"/><text:span text:style-name="T9">length = </text:span><text:span text:style-name="T18">6</text:span><text:span text:style-name="T9">;</text:span></text:p>
      <text:p text:style-name="P14"><text:s text:c="16"/><text:span text:style-name="T6">break</text:span><text:span text:style-name="T9">;</text:span></text:p>
      <text:p text:style-name="P14"><text:s text:c="8"/><text:span text:style-name="T9">}</text:span></text:p>
      <text:p text:style-name="P14"><text:span text:style-name="T9"/></text:p>
      <text:p text:style-name="P14"><text:s text:c="8"/><text:span text:style-name="T6">char</text:span><text:span text:style-name="T9">[] chars_mas = chars.toCharArray();</text:span></text:p>
      <text:p text:style-name="P14"><text:s text:c="8"/><text:span text:style-name="T9">clen = chars.length() - </text:span><text:span text:style-name="T18">1</text:span><text:span text:style-name="T9">;</text:span></text:p>
      <text:p text:style-name="P14"><text:span text:style-name="T9"/></text:p>
      <text:p text:style-name="P14"><text:s text:c="8"/><text:span text:style-name="T6">while </text:span><text:span text:style-name="T9">(pass.length() &lt; length) {</text:span></text:p>
      <text:p text:style-name="P14"><text:s text:c="12"/><text:span text:style-name="T6">int </text:span><text:span text:style-name="T9">i = (</text:span><text:span text:style-name="T6">int</text:span><text:span text:style-name="T9">) (Math.</text:span><text:span text:style-name="T10">random</text:span><text:span text:style-name="T9">() * clen);</text:span></text:p>
      <text:p text:style-name="P14"><text:s text:c="12"/><text:span text:style-name="T9">pass += chars_mas[i];</text:span></text:p>
      <text:p text:style-name="P14"><text:s text:c="8"/><text:span text:style-name="T9">}</text:span></text:p>
      <text:p text:style-name="P14"><text:span text:style-name="T9"/></text:p>
      <text:p text:style-name="P14"><text:s text:c="8"/><text:span text:style-name="T12">pass_field</text:span><text:span text:style-name="T9">.setText(pass);</text:span></text:p>
      <text:p text:style-name="P14"><text:s text:c="4"/><text:span text:style-name="T9">}</text:span></text:p>
      <text:p text:style-name="P12">}</text:p>
      <text:p text:style-name="P7">activity_main.xml</text:p>
      <text:p text:style-name="P9"><text:span text:style-name="T17">&lt;?</text:span><text:span text:style-name="T20">xml version=</text:span><text:span text:style-name="T23">"1.0" </text:span><text:span text:style-name="T20">encoding=</text:span><text:span text:style-name="T23">"utf-8"</text:span><text:span text:style-name="T17">?&gt;</text:span></text:p>
      <text:p text:style-name="P13">&lt;<text:span text:style-name="T5">RelativeLayout </text:span><text:span text:style-name="T20">xmlns:</text:span><text:span text:style-name="T14">android</text:span><text:span text:style-name="T20">=</text:span><text:span text:style-name="T23">"http://schemas.android.com/apk/res/android"</text:span></text:p>
      <text:p text:style-name="P14"><text:span text:style-name="T21"><text:s text:c="4"/></text:span><text:span text:style-name="T19">xmlns:</text:span><text:span text:style-name="T12">tools</text:span><text:span text:style-name="T19">=</text:span><text:span text:style-name="T22">"http://schemas.android.com/tools"</text:span></text:p>
      <text:p text:style-name="P14"><text:span text:style-name="T21"><text:s text:c="4"/></text:span><text:span text:style-name="T12">android</text:span><text:span text:style-name="T19">:layout_width=</text:span><text:span text:style-name="T22">"match_parent"</text:span></text:p>
      <text:p text:style-name="P14"><text:span text:style-name="T21"><text:s text:c="4"/></text:span><text:span text:style-name="T12">android</text:span><text:span text:style-name="T19">:layout_height=</text:span><text:span text:style-name="T22">"match_parent"</text:span></text:p>
      <text:p text:style-name="P14"><text:span text:style-name="T21"><text:s text:c="4"/></text:span><text:span text:style-name="T12">android</text:span><text:span text:style-name="T19">:paddingBottom=</text:span><text:span text:style-name="T22">"@dimen/activity_vertical_margin"</text:span></text:p>
      <text:p text:style-name="P14"><text:span text:style-name="T21"><text:s text:c="4"/></text:span><text:span text:style-name="T12">android</text:span><text:span text:style-name="T19">:paddingLeft=</text:span><text:span text:style-name="T22">"@dimen/activity_horizontal_margin"</text:span></text:p>
      <text:p text:style-name="P14"><text:span text:style-name="T21"><text:s text:c="4"/></text:span><text:span text:style-name="T12">android</text:span><text:span text:style-name="T19">:paddingRight=</text:span><text:span text:style-name="T22">"@dimen/activity_horizontal_margin"</text:span></text:p>
      <text:p text:style-name="P14"><text:span text:style-name="T21"><text:s text:c="4"/></text:span><text:span text:style-name="T12">android</text:span><text:span text:style-name="T19">:paddingTop=</text:span><text:span text:style-name="T22">"@dimen/activity_vertical_margin"</text:span></text:p>
      <text:p text:style-name="P14"><text:span text:style-name="T21"><text:s text:c="4"/></text:span><text:span text:style-name="T12">tools</text:span><text:span text:style-name="T19">:context=</text:span><text:span text:style-name="T22">"com.worm2fed.password_generator.MainActivity"</text:span><text:span text:style-name="T9">&gt;</text:span></text:p>
      <text:p text:style-name="P15"><text:s text:c="4"/></text:p>
      <text:p text:style-name="P15"><text:span text:style-name="T9"><text:s text:c="4"/>&lt;</text:span><text:span text:style-name="T6">Button</text:span></text:p>
      <text:p text:style-name="P14"><text:span text:style-name="T4"><text:s text:c="8"/></text:span><text:span text:style-name="T12">android</text:span><text:span text:style-name="T19">:layout_width=</text:span><text:span text:style-name="T22">"wrap_content"</text:span></text:p>
      <text:p text:style-name="P14"><text:span text:style-name="T21"><text:s text:c="8"/></text:span><text:span text:style-name="T12">android</text:span><text:span text:style-name="T19">:layout_height=</text:span><text:span text:style-name="T22">"wrap_content"</text:span></text:p>
      <text:p text:style-name="P14"><text:span text:style-name="T21"><text:s text:c="8"/></text:span><text:span text:style-name="T12">android</text:span><text:span text:style-name="T19">:text=</text:span><text:span text:style-name="T22">"LOW"</text:span></text:p>
      <text:p text:style-name="P14"><text:span text:style-name="T21"><text:s text:c="8"/></text:span><text:span text:style-name="T12">android</text:span><text:span text:style-name="T19">:id=</text:span><text:span text:style-name="T22">"@+id/button_low"</text:span></text:p>
      <text:p text:style-name="P14"><text:span text:style-name="T21"><text:s text:c="8"/></text:span><text:span text:style-name="T12">android</text:span><text:span text:style-name="T19">:layout_alignParentTop=</text:span><text:span text:style-name="T22">"true"</text:span></text:p>
      <text:p text:style-name="P14"><text:span text:style-name="T21"><text:s text:c="8"/></text:span><text:span text:style-name="T12">android</text:span><text:span text:style-name="T19">:layout_alignParentStart=</text:span><text:span text:style-name="T22">"true"</text:span></text:p>
      <text:p text:style-name="P14"><text:span text:style-name="T21"><text:s text:c="8"/></text:span><text:span text:style-name="T12">android</text:span><text:span text:style-name="T19">:layout_alignParentEnd=</text:span><text:span text:style-name="T22">"true" </text:span><text:span text:style-name="T9">/&gt;</text:span></text:p>
      <text:p text:style-name="P14"><text:s text:c="4"/><text:span text:style-name="T9">&lt;</text:span><text:span text:style-name="T6">Button</text:span></text:p>
      <text:p text:style-name="P14"><text:soft-page-break/><text:span text:style-name="T4"><text:s text:c="8"/></text:span><text:span text:style-name="T12">android</text:span><text:span text:style-name="T19">:layout_width=</text:span><text:span text:style-name="T22">"wrap_content"</text:span></text:p>
      <text:p text:style-name="P14"><text:span text:style-name="T21"><text:s text:c="8"/></text:span><text:span text:style-name="T12">android</text:span><text:span text:style-name="T19">:layout_height=</text:span><text:span text:style-name="T22">"wrap_content"</text:span></text:p>
      <text:p text:style-name="P14"><text:span text:style-name="T21"><text:s text:c="8"/></text:span><text:span text:style-name="T12">android</text:span><text:span text:style-name="T19">:text=</text:span><text:span text:style-name="T22">"MEDIUM"</text:span></text:p>
      <text:p text:style-name="P14"><text:span text:style-name="T21"><text:s text:c="8"/></text:span><text:span text:style-name="T12">android</text:span><text:span text:style-name="T19">:id=</text:span><text:span text:style-name="T22">"@+id/button_medium"</text:span></text:p>
      <text:p text:style-name="P14"><text:span text:style-name="T21"><text:s text:c="8"/></text:span><text:span text:style-name="T12">android</text:span><text:span text:style-name="T19">:layout_below=</text:span><text:span text:style-name="T22">"@+id/button_low"</text:span></text:p>
      <text:p text:style-name="P14"><text:span text:style-name="T21"><text:s text:c="8"/></text:span><text:span text:style-name="T12">android</text:span><text:span text:style-name="T19">:layout_marginTop=</text:span><text:span text:style-name="T22">"30dp"</text:span></text:p>
      <text:p text:style-name="P14"><text:span text:style-name="T21"><text:s text:c="8"/></text:span><text:span text:style-name="T12">android</text:span><text:span text:style-name="T19">:layout_alignParentStart=</text:span><text:span text:style-name="T22">"true"</text:span></text:p>
      <text:p text:style-name="P14"><text:span text:style-name="T21"><text:s text:c="8"/></text:span><text:span text:style-name="T12">android</text:span><text:span text:style-name="T19">:layout_alignParentEnd=</text:span><text:span text:style-name="T22">"true" </text:span><text:span text:style-name="T9">/&gt;</text:span></text:p>
      <text:p text:style-name="P14"><text:span text:style-name="T9"/></text:p>
      <text:p text:style-name="P15"><text:s text:c="4"/><text:span text:style-name="T9">&lt;</text:span><text:span text:style-name="T6">Button</text:span></text:p>
      <text:p text:style-name="P14"><text:span text:style-name="T4"><text:s text:c="8"/></text:span><text:span text:style-name="T12">android</text:span><text:span text:style-name="T19">:layout_width=</text:span><text:span text:style-name="T22">"wrap_content"</text:span></text:p>
      <text:p text:style-name="P14"><text:span text:style-name="T21"><text:s text:c="8"/></text:span><text:span text:style-name="T12">android</text:span><text:span text:style-name="T19">:layout_height=</text:span><text:span text:style-name="T22">"wrap_content"</text:span></text:p>
      <text:p text:style-name="P14"><text:span text:style-name="T21"><text:s text:c="8"/></text:span><text:span text:style-name="T12">android</text:span><text:span text:style-name="T19">:text=</text:span><text:span text:style-name="T22">"STRONG"</text:span></text:p>
      <text:p text:style-name="P14"><text:span text:style-name="T21"><text:s text:c="8"/></text:span><text:span text:style-name="T12">android</text:span><text:span text:style-name="T19">:id=</text:span><text:span text:style-name="T22">"@+id/button_strong"</text:span></text:p>
      <text:p text:style-name="P14"><text:span text:style-name="T21"><text:s text:c="8"/></text:span><text:span text:style-name="T12">android</text:span><text:span text:style-name="T19">:layout_marginTop=</text:span><text:span text:style-name="T22">"30dp"</text:span></text:p>
      <text:p text:style-name="P14"><text:span text:style-name="T21"><text:s text:c="8"/></text:span><text:span text:style-name="T12">android</text:span><text:span text:style-name="T19">:layout_below=</text:span><text:span text:style-name="T22">"@+id/button_medium"</text:span></text:p>
      <text:p text:style-name="P14"><text:span text:style-name="T21"><text:s text:c="8"/></text:span><text:span text:style-name="T12">android</text:span><text:span text:style-name="T19">:layout_alignParentStart=</text:span><text:span text:style-name="T22">"true"</text:span></text:p>
      <text:p text:style-name="P14"><text:span text:style-name="T21"><text:s text:c="8"/></text:span><text:span text:style-name="T12">android</text:span><text:span text:style-name="T19">:layout_alignParentEnd=</text:span><text:span text:style-name="T22">"true" </text:span><text:span text:style-name="T9">/&gt;</text:span></text:p>
      <text:p text:style-name="P14"><text:span text:style-name="T9"/></text:p>
      <text:p text:style-name="P15"><text:s text:c="4"/><text:span text:style-name="T9">&lt;</text:span><text:span text:style-name="T6">EditText</text:span></text:p>
      <text:p text:style-name="P14"><text:span text:style-name="T4"><text:s text:c="8"/></text:span><text:span text:style-name="T12">android</text:span><text:span text:style-name="T19">:layout_width=</text:span><text:span text:style-name="T22">"wrap_content"</text:span></text:p>
      <text:p text:style-name="P14"><text:span text:style-name="T21"><text:s text:c="8"/></text:span><text:span text:style-name="T12">android</text:span><text:span text:style-name="T19">:layout_height=</text:span><text:span text:style-name="T22">"wrap_content"</text:span></text:p>
      <text:p text:style-name="P14"><text:span text:style-name="T21"><text:s text:c="8"/></text:span><text:span text:style-name="T12">android</text:span><text:span text:style-name="T19">:id=</text:span><text:span text:style-name="T22">"@+id/pass_field"</text:span></text:p>
      <text:p text:style-name="P14"><text:span text:style-name="T21"><text:s text:c="8"/></text:span><text:span text:style-name="T12">android</text:span><text:span text:style-name="T19">:layout_below=</text:span><text:span text:style-name="T22">"@+id/button_strong"</text:span></text:p>
      <text:p text:style-name="P14"><text:span text:style-name="T21"><text:s text:c="8"/></text:span><text:span text:style-name="T12">android</text:span><text:span text:style-name="T19">:layout_marginTop=</text:span><text:span text:style-name="T22">"40dp"</text:span></text:p>
      <text:p text:style-name="P14"><text:span text:style-name="T21"><text:s text:c="8"/></text:span><text:span text:style-name="T12">android</text:span><text:span text:style-name="T19">:layout_alignParentStart=</text:span><text:span text:style-name="T22">"true"</text:span></text:p>
      <text:p text:style-name="P14"><text:span text:style-name="T21"><text:s text:c="8"/></text:span><text:span text:style-name="T12">android</text:span><text:span text:style-name="T19">:layout_alignParentEnd=</text:span><text:span text:style-name="T22">"true" </text:span><text:span text:style-name="T9">/&gt;</text:span></text:p>
      <text:p text:style-name="P12">&lt;/<text:span text:style-name="T5">RelativeLayout</text:span>&gt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1:17:49.924071602</meta:creation-date>
    <dc:date>2015-12-16T01:33:30.172276736</dc:date>
    <meta:editing-duration>PT19S</meta:editing-duration>
    <meta:editing-cycles>1</meta:editing-cycles>
    <meta:document-statistic meta:table-count="0" meta:image-count="0" meta:object-count="0" meta:page-count="3" meta:paragraph-count="126" meta:word-count="378" meta:character-count="5330" meta:non-whitespace-character-count="4270"/>
    <meta:generator>LibreOffice/5.0.3.2$Linux_X86_64 LibreOffice_project/00m0$Build-2</meta:generator>
  </office:meta>
</office:document-meta>
</file>